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Rubik" svg:font-family="Rubik" style:font-family-generic="modern" style:font-pitch="variable"/>
    <style:font-face style:name="Rubik Black" svg:font-family="'Rubik Black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ubik Black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Rubik Black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Rubik" fo:font-weight="bold" style:font-weight-asian="bold" style:font-weight-complex="bold"/>
    </style:style>
    <style:style style:name="P5" style:family="paragraph" style:parent-style-name="Standard">
      <style:text-properties style:font-name="Rubik" fo:font-weight="normal" style:font-weight-asian="normal" style:font-weight-complex="normal"/>
    </style:style>
    <style:style style:name="P6" style:family="paragraph" style:parent-style-name="Standard" style:list-style-name="L1">
      <style:text-properties style:font-name="Rubik" fo:font-weight="normal" style:font-weight-asian="normal" style:font-weight-complex="normal"/>
    </style:style>
    <style:style style:name="T1" style:family="text">
      <style:text-properties style:font-name="Rubik"/>
    </style:style>
    <style:style style:name="T2" style:family="text">
      <style:text-properties style:font-name="Rubik" fo:font-weight="bold" style:font-weight-asian="bold" style:font-weight-complex="bold"/>
    </style:style>
    <style:style style:name="T3" style:family="text">
      <style:text-properties style:font-name="Rubik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Rubik Black" fo:font-weight="normal" style:font-weight-asian="normal" style:font-weight-complex="normal"/>
    </style:style>
    <style:style style:name="T6" style:family="text">
      <style:text-properties fo:font-variant="normal" fo:text-transform="none" fo:color="#ececec" style:font-name="S hne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ececec" style:font-name="Rubik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Rubik" fo:font-size="12pt" fo:letter-spacing="normal" fo:font-style="normal" fo:font-weight="normal" style:font-weight-asian="normal" style:font-weight-complex="normal"/>
    </style:style>
    <style:style style:name="T9" style:family="text">
      <style:text-properties style:font-name="Rubik" fo:font-weight="normal" style:font-weight-asian="normal" style:font-weight-complex="normal"/>
    </style:style>
    <style:style style:name="T10" style:family="text">
      <style:text-properties fo:color="#000000" style:font-name="Rubik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1"><text:line-break/><text:tab/><text:tab/><text:span text:style-name="T4">Performance Test Results:</text:span><text:line-break/><text:line-break/><text:tab/><text:tab/>Rocket Elevators<text:span text:style-name="T2">:</text:span></text:p>
      <text:list xml:id="list8001514443416573374" text:style-name="L1">
        <text:list-item>
          <text:p text:style-name="P3"><text:span text:style-name="T2">Performance Score</text:span><text:span text:style-name="T1">: 99</text:span></text:p>
        </text:list-item>
        <text:list-item>
          <text:p text:style-name="P4">Key Metrics:</text:p>
          <text:list>
            <text:list-item>
              <text:p text:style-name="P6">First Contentful Paint: 0.2s</text:p>
            </text:list-item>
            <text:list-item>
              <text:p text:style-name="P6">Largest Contentful Paint: 0.9s</text:p>
            </text:list-item>
            <text:list-item>
              <text:p text:style-name="P6">Total Blocking Time: 40 ms</text:p>
            </text:list-item>
            <text:list-item>
              <text:p text:style-name="P6">Cumulative Layout Shift: 0</text:p>
            </text:list-item>
            <text:list-item>
              <text:p text:style-name="P6">Speed Index: 0.7s</text:p>
            </text:list-item>
          </text:list>
        </text:list-item>
        <text:list-item>
          <text:p text:style-name="P4">Diagnostics:</text:p>
          <text:list>
            <text:list-item>
              <text:p text:style-name="P6">Minify JavaScript: Potential savings of 295KiB</text:p>
            </text:list-item>
            <text:list-item>
              <text:p text:style-name="P6">Reduce unused Javascript: Potential savings of 324KiB</text:p>
            </text:list-item>
            <text:list-item>
              <text:p text:style-name="P6">Preload Largest Contentful Paint image: </text:p>
              <text:p text:style-name="P6">Potential savings of 40 ms</text:p>
            </text:list-item>
            <text:list-item>
              <text:p text:style-name="P6">Serve images in next-gen formats:</text:p>
              <text:p text:style-name="P6">Potential savings of 37KiB</text:p>
            </text:list-item>
            <text:list-item>
              <text:p text:style-name="P6">Properly size images: Potential savings of 84KiB</text:p>
            </text:list-item>
            <text:list-item>
              <text:p text:style-name="P6">Page prevented back/forward cache restoration</text:p>
              <text:p text:style-name="P6">1 failure reason<text:tab/><text:tab/><text:tab/></text:p>
            </text:list-item>
          </text:list>
        </text:list-item>
        <text:list-item>
          <text:p text:style-name="P2"><text:span text:style-name="T2">Passed Audits: 19</text:span><text:span text:style-name="T3"><text:tab/></text:span></text:p>
        </text:list-item>
      </text:list>
      <text:p text:style-name="P5"/>
      <text:p text:style-name="Standard"><text:span text:style-name="T3"><text:tab/><text:tab/></text:span><text:span text:style-name="T5">GitHub</text:span><text:span text:style-name="T2">:</text:span></text:p>
      <text:list xml:id="list34578959" text:continue-numbering="true" text:style-name="L1">
        <text:list-item>
          <text:p text:style-name="P3"><text:span text:style-name="T2">Performance Score</text:span><text:span text:style-name="T1">: 99</text:span></text:p>
        </text:list-item>
        <text:list-item>
          <text:p text:style-name="P4">Key Metrics:</text:p>
          <text:list>
            <text:list-item>
              <text:p text:style-name="P6">First Contentful Paint: 0.8s</text:p>
            </text:list-item>
            <text:list-item>
              <text:p text:style-name="P6">Largest Contentful Paint: 0.8s</text:p>
            </text:list-item>
            <text:list-item>
              <text:p text:style-name="P6">Total Blocking Time: 0 ms</text:p>
            </text:list-item>
            <text:list-item>
              <text:p text:style-name="P6">Cumulative Layout Shift: 0.002</text:p>
            </text:list-item>
            <text:list-item>
              <text:p text:style-name="P6">Speed Index: 0.8s</text:p>
            </text:list-item>
          </text:list>
        </text:list-item>
        <text:list-item>
          <text:p text:style-name="P4">Diagnostics:</text:p>
          <text:list>
            <text:list-item>
              <text:p text:style-name="P6">Reduce unused CSS: Potential savings of 114KiB<text:tab/><text:tab/></text:p>
            </text:list-item>
          </text:list>
        </text:list-item>
        <text:list-item>
          <text:p text:style-name="P2"><text:span text:style-name="T2">Passed Audits: 19</text:span><text:span text:style-name="T3"><text:tab/></text:span></text:p>
        </text:list-item>
      </text:list>
      <text:p text:style-name="Standard"><text:span text:style-name="T3"/></text:p>
      <text:p text:style-name="Standard"><text:span text:style-name="T3"><text:tab/></text:span><text:span text:style-name="T8">In conclusion, while both Rocket Elevators and GitHub demonstrate exceptional <text:tab/>performance, Rocket Elevators edges slightly ahead in loading times, while GitHub <text:tab/>excels in visual stability. Both platforms have opportunities for optimization to <text:tab/>further enhance their performance.</text:span><text:span text:style-name="T1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Rubik" svg:font-family="Rubik" style:font-family-generic="modern" style:font-pitch="variable"/>
    <style:font-face style:name="Rubik Black" svg:font-family="'Rubik Black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09T12:26:48.03</meta:creation-date>
    <dc:date>2024-05-13T14:32:42.96</dc:date>
    <meta:editing-duration>PT9M44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32" meta:word-count="182" meta:character-count="1135"/>
  </office:meta>
</office:document-meta>
</file>